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t-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.499cm" style:auto-text-indent="false" style:page-number="auto" style:shadow="none">
        <style:tab-stops/>
      </style:paragraph-properties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rt-Title" style:family="paragraph" style:parent-style-name="Standard" style:class="text" style:master-page-name="">
      <style:paragraph-properties fo:text-align="center" style:justify-single-word="false" style:page-number="auto" fo:break-before="page">
        <style:tab-stops/>
      </style:paragraph-properties>
      <style:text-properties fo:font-size="48pt" style:text-underline-style="solid" style:text-underline-width="auto" style:text-underline-color="font-color" fo:font-weight="bold" style:font-size-asian="10.5pt"/>
    </style:style>
    <style:style style:name="Title-Text" style:family="paragraph" style:parent-style-name="Standard" style:next-style-name="Standard" style:class="text">
      <style:paragraph-properties fo:text-align="center" style:justify-single-word="false"/>
      <style:text-properties fo:font-size="48pt" style:text-underline-style="solid" style:text-underline-width="auto" style:text-underline-color="font-color" fo:font-weight="bold" style:font-size-asian="10.5pt"/>
    </style:style>
    <style:style style:name="Author-Text" style:family="paragraph" style:parent-style-name="Standard" style:next-style-name="Standard" style:class="text">
      <style:paragraph-properties fo:text-align="end" style:justify-single-word="false"/>
      <style:text-properties fo:font-size="24pt" fo:font-style="italic" fo:font-weight="normal" style:font-size-asian="10.5pt"/>
    </style:style>
    <style:style style:name="Subtitle-Text" style:family="paragraph" style:parent-style-name="Standard" style:next-style-name="Standard" style:class="text">
      <style:paragraph-properties fo:text-align="center" style:justify-single-word="false"/>
      <style:text-properties fo:font-size="22pt" fo:font-style="italic" style:font-size-asian="10.5pt"/>
    </style:style>
    <style:style style:name="Chapter-Title" style:family="paragraph" style:parent-style-name="Standard" style:next-style-name="Standard" style:class="text" style:master-page-name="">
      <style:paragraph-properties fo:text-align="center" style:justify-single-word="false" style:page-number="auto" fo:break-before="page"/>
      <style:text-properties fo:font-weight="bold" style:font-size-asian="10.5pt"/>
    </style:style>
    <style:style style:name="Scene-Separator" style:family="paragraph" style:parent-style-name="Standard" style:next-style-name="Standard" style:class="text">
      <style:paragraph-properties fo:text-align="center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5:53:34.736000000</meta:creation-date>
    <dc:date>2015-09-11T11:58:19.533000000</dc:date>
    <meta:editing-duration>PT23M8S</meta:editing-duration>
    <meta:editing-cycles>14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